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sans-serif"/>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variant="normal" fo:text-transform="none" fo:color="#000000" style:font-name="Open Sans" fo:font-size="16pt" fo:letter-spacing="normal" fo:font-style="normal" fo:font-weight="bold" style:font-size-asian="16pt" style:font-size-complex="16pt"/>
    </style:style>
    <style:style style:name="P3" style:family="paragraph" style:parent-style-name="Standard">
      <style:text-properties fo:font-variant="normal" fo:text-transform="none" fo:color="#000000" style:font-name="Times New Roman1" fo:font-size="13pt" fo:letter-spacing="normal" fo:font-style="normal" fo:font-weight="bold" style:font-size-asian="13pt" style:font-size-complex="13pt"/>
    </style:style>
    <style:style style:name="T1" style:family="text">
      <style:text-properties fo:font-variant="normal" fo:text-transform="none" fo:color="#000000" style:font-name="Open Sans" fo:font-size="16pt" fo:letter-spacing="normal" fo:font-style="normal" fo:font-weight="bold" style:font-size-asian="16pt" style:font-size-complex="16pt"/>
    </style:style>
    <style:style style:name="T2" style:family="text">
      <style:text-properties fo:font-variant="normal" fo:text-transform="none" fo:color="#000000" style:font-name="Open Sans" fo:font-size="20pt" fo:letter-spacing="normal" fo:font-style="normal" fo:font-weight="bold" style:font-size-asian="20pt" style:font-size-complex="20pt"/>
    </style:style>
    <style:style style:name="T3" style:family="text">
      <style:text-properties fo:font-variant="normal" fo:text-transform="none" fo:color="#000000" style:font-name="Times New Roman1" fo:font-size="13pt" fo:letter-spacing="normal" fo:font-style="normal" fo:font-weight="bold" style:font-size-asian="13pt" style:font-size-complex="13pt"/>
    </style:style>
    <style:style style:name="T4" style:family="text">
      <style:text-properties fo:font-variant="normal" fo:text-transform="none" fo:color="#444444" style:font-name="Open Sans" fo:font-size="10.5pt" fo:letter-spacing="normal" fo:font-style="normal" fo:font-weight="normal" style:font-size-asian="16pt" style:font-size-complex="16pt"/>
    </style:style>
    <style:style style:name="T5" style:family="text">
      <style:text-properties fo:font-variant="normal" fo:text-transform="none" fo:color="#444444" style:font-name="Times New Roman1" fo:font-size="13pt" fo:letter-spacing="normal" fo:font-style="normal" fo:font-weight="bold" style:font-size-asian="13pt" style:font-size-complex="13pt"/>
    </style:style>
    <style:style style:name="T6" style:family="text">
      <style:text-properties fo:font-variant="normal" fo:text-transform="none" fo:color="#444444" style:font-name="Times New Roman1" fo:font-size="13pt" fo:letter-spacing="normal" fo:font-style="normal" fo:font-weight="normal" style:font-size-asian="13pt" style:font-weight-asian="normal" style:font-size-complex="13pt" style:font-weight-complex="normal"/>
    </style:style>
    <style:style style:name="T7" style:family="text">
      <style:text-properties fo:font-variant="normal" fo:text-transform="none" fo:color="#444444" style:font-name="Times New Roman1" fo:font-size="13pt" fo:letter-spacing="normal" fo:font-style="normal" fo:font-weight="normal" style:font-size-asian="13pt" style:font-size-complex="13pt"/>
    </style:style>
    <style:style style:name="T8" style:family="text">
      <style:text-properties fo:font-variant="normal" fo:text-transform="none" fo:color="#444444" style:font-name="Times New Roman1" fo:font-size="13pt" fo:letter-spacing="normal" fo:font-weight="bold" style:font-size-asian="13pt" style:font-size-complex="13pt"/>
    </style:style>
    <style:style style:name="T9" style:family="text">
      <style:text-properties fo:font-variant="normal" fo:text-transform="none" fo:color="#444444" style:font-name="Times New Roman1" fo:font-size="13pt" fo:letter-spacing="normal" fo:font-style="italic" fo:font-weight="normal" style:font-size-asian="13pt" style:font-size-complex="13pt"/>
    </style:style>
    <style:style style:name="T10" style:family="text">
      <style:text-properties fo:font-size="16pt" fo:font-weight="bold" style:font-size-asian="16pt" style:font-weight-asian="bold" style:font-size-complex="16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ntreprise: la banque postal</text:p>
      <text:p text:style-name="Standard"><text:span text:style-name="T10">le projet :</text:span><text:span text:style-name="T1">le Big Data pour optimiser le tri du courrier</text:span></text:p>
      <text:p text:style-name="P2"/>
      <text:p text:style-name="P2">le besoin :</text:p>
      <text:p text:style-name="Standard"><text:span text:style-name="T6">La Poste a consolidé les milliards d’événements issus de ses plates-formes de tri du courrier dans Hadoop pour les analyser dans Tableau. Objectif : améliorer l’efficacité opérationnelle de cet outil industriel.</text:span><text:span text:style-name="T1"> </text:span></text:p>
      <text:p text:style-name="P2"/>
      <text:p text:style-name="P2">Le contexte :</text:p>
      <text:p text:style-name="Standard"><text:span text:style-name="T7">Utiliser la donnée pour induire un changement des mentalités</text:span><text:span text:style-name="T3"> ,</text:span><text:span text:style-name="T7">Un usage massivement répandu au sein de la société, puisque 2 400 utilisateurs ont accès aux tableaux de bord construits avec Tableau Software. Si 90 % d’entre eux sont des commerciaux, l’outil est aussi exploité pour améliorer le pilotage opérationnel des plates-formes industrielles. Des usines à trier le courrier, qui gèrent chaque année 12 milliards de lettres et 300 millions de colis, générant 30 milliards de traces, des données issus soit du suivi des objets de bout en bout, soit de leur traitement sur des robots de tri</text:span><text:span text:style-name="T3"> </text:span></text:p>
      <text:p text:style-name="P3"/>
      <text:p text:style-name="P2">Equipe:</text:p>
      <text:p text:style-name="Standard"><text:span text:style-name="T4">Laurent Dabbagh, directeur de l’innovation et du pilotage opérationnel de la performance au sein de la branche Courrier et colis de La Poste</text:span><text:span text:style-name="T1"> </text:span></text:p>
      <text:p text:style-name="P2"/>
      <text:p text:style-name="Standard"><text:span text:style-name="T1">Architercture du projet</text:span><text:span text:style-name="T2">: </text:span></text:p>
      <text:p text:style-name="Standard"><text:span text:style-name="T7">mise sur pied d’un cluster Hadoop – appelé Butia – pour digérer toutes ces données, et leur mise à disposition dans la dataviz de Tableau, pour une valorisation à J+1. A la clef, des indicateurs de performance envoyés à chaque plate-forme industrielle du courrier (PIC), au nombre de 80 en France. «</text:span><text:span text:style-name="Emphasis"><text:span text:style-name="T8"> </text:span></text:span><text:span text:style-name="Emphasis"><text:span text:style-name="T9">Ce qui permet par exemple de visualiser la part de trafic local, permettant d’adapter le plan de transport, ou le taux de lettres vertes traitées en prioritaire, soit avec une qualité de service supérieure à notre engagement</text:span></text:span><text:span text:style-name="T5"> </text:span><text:span text:style-name="T7">», précise Laurent Dabbagh. Qui prévient toutefois : « </text:span><text:span text:style-name="Emphasis"><text:span text:style-name="T9">attention toutefois à ne pas tirer des conclusions à l’emporte-pièce ! C’est la grosse difficulté sur la donnée, une surpriorisation des lettres vertes peut parfois s’expliquer par des raisons opérationnelles parfaitement légitimes.</text:span></text:span><text:span text:style-name="T5"> </text:span><text:span text:style-name="T7">» D’où l’importance, selon lui, de la pédagogie autour de l’analytique et des conclusions qui en découlent.</text:span><text:span text:style-name="T3"> </text:span></text:p>
      <text:p text:style-name="Standard"/>
      <text:p text:style-name="Standard"><text:a xlink:type="simple" xlink:href="https://www.silicon.fr/poste-big-data-optimiser-tri-courrier-168261.html" text:style-name="Internet_20_link" text:visited-style-name="Visited_20_Internet_20_Link">https://www.silicon.fr/poste-big-data-optimiser-tri-courrier-168261.html</text:a></text:p>
      <text:p text:style-name="Standard">https://www.pressreader.com/france/it-for-business/20160922/2819860820325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sans-serif"/>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siba derrouiche</meta:initial-creator>
    <meta:creation-date>2018-09-12T07:36:08.01</meta:creation-date>
    <dc:date>2018-09-14T20:06:19.63</dc:date>
    <dc:creator>hassiba derrouiche</dc:creator>
    <meta:editing-duration>PT10H24M2S</meta:editing-duration>
    <meta:editing-cycles>2</meta:editing-cycles>
    <meta:generator>OpenOffice/4.1.4$Win32 OpenOffice.org_project/414m5$Build-9788</meta:generator>
    <meta:document-statistic meta:table-count="0" meta:image-count="0" meta:object-count="0" meta:page-count="1" meta:paragraph-count="12" meta:word-count="325" meta:character-count="2156"/>
  </office:meta>
</office:document-meta>
</file>